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style:font-size-asian="18pt" style:font-size-complex="18pt"/>
    </style:style>
    <style:style style:name="P2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>KETCHUP DE TOMATES ROUGES</text:p>
      <text:p text:style-name="P2"/>
      <text:p text:style-name="P3">15 Tomates rouges</text:p>
      <text:p text:style-name="P3">1 Pied de celeri</text:p>
      <text:p text:style-name="P3">6 Oignons <text:s/></text:p>
      <text:p text:style-name="P3">6 Tasses de <text:s/>sucre</text:p>
      <text:p text:style-name="P3">4 Tasses de vinaigre blanc</text:p>
      <text:p text:style-name="P3">1 cuil.à table de gros sel</text:p>
      <text:p text:style-name="P3">1 cuil.à thé de poivre</text:p>
      <text:p text:style-name="P3">1 boîte de 28oz. De pêches avec jus(sirop)</text:p>
      <text:p text:style-name="P3">1 boîte de 28oz.de poires avec jus(sirop)</text:p>
      <text:p text:style-name="P3">4 cuill.à soupe d'épices mélangées</text:p>
      <text:p text:style-name="P3">1 gros piment rouge</text:p>
      <text:p text:style-name="P3"/>
      <text:p text:style-name="P3"/>
      <text:p text:style-name="P3"/>
      <text:p text:style-name="P3">Faire bouillir à feu lent 3 heures.Ajouter le sucre et laisser bouillir 1 he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9-02T09:43:08.04</meta:creation-date>
    <dc:date>2014-09-02T10:16:27.05</dc:date>
    <meta:editing-duration>PT3M8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1" meta:paragraph-count="13" meta:word-count="71" meta:character-count="377"/>
  </office:meta>
</office:document-meta>
</file>